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bold" officeooo:rsid="001804f4" officeooo:paragraph-rsid="0003fb0a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officeooo:rsid="0010e54d" officeooo:paragraph-rsid="0003fb0a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2b911" officeooo:paragraph-rsid="0003fb0a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1308c4" officeooo:paragraph-rsid="0003fb0a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114335" officeooo:paragraph-rsid="0003fb0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114335" officeooo:paragraph-rsid="000f4889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fo:font-weight="normal" officeooo:rsid="0013d356" officeooo:paragraph-rsid="0003fb0a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fo:font-weight="normal" officeooo:rsid="0013e7ca" officeooo:paragraph-rsid="0003fb0a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weight="normal" officeooo:rsid="0015c835" officeooo:paragraph-rsid="0003fb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officeooo:rsid="0016aa74" officeooo:paragraph-rsid="0003fb0a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weight="normal" officeooo:rsid="0016ab98" officeooo:paragraph-rsid="0003fb0a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1pt" fo:font-weight="normal" officeooo:rsid="0017a526" officeooo:paragraph-rsid="0003fb0a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17a526" officeooo:paragraph-rsid="00068ed7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font-weight="normal" officeooo:rsid="001804f4" officeooo:paragraph-rsid="0003fb0a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font-weight="normal" officeooo:rsid="00068ed7" officeooo:paragraph-rsid="00068ed7" style:font-size-asian="11pt" style:font-weight-asian="normal" style:font-size-complex="11pt" style:font-weight-complex="normal"/>
    </style:style>
    <style:style style:name="P16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4.582cm"/>
          <style:tab-stop style:position="16.081cm"/>
        </style:tab-stops>
      </style:paragraph-properties>
      <style:text-properties fo:font-size="11pt" officeooo:rsid="001308c4" officeooo:paragraph-rsid="0003fb0a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b911" style:font-weight-asian="bold" style:font-weight-complex="bold"/>
    </style:style>
    <style:style style:name="T3" style:family="text">
      <style:text-properties fo:font-weight="bold" officeooo:rsid="001aab3d" style:font-weight-asian="bold" style:font-weight-complex="bold"/>
    </style:style>
    <style:style style:name="T4" style:family="text">
      <style:text-properties fo:font-weight="bold" officeooo:rsid="0013e7ca" style:font-weight-asian="bold" style:font-weight-complex="bold"/>
    </style:style>
    <style:style style:name="T5" style:family="text">
      <style:text-properties fo:font-weight="bold" officeooo:rsid="00196768" style:font-weight-asian="bold" style:font-weight-complex="bold"/>
    </style:style>
    <style:style style:name="T6" style:family="text">
      <style:text-properties fo:font-weight="bold" officeooo:rsid="0017a526" style:font-weight-asian="bold" style:font-weight-complex="bold"/>
    </style:style>
    <style:style style:name="T7" style:family="text">
      <style:text-properties fo:font-weight="bold" officeooo:rsid="0003fb0a" style:font-weight-asian="bold" style:font-weight-complex="bold"/>
    </style:style>
    <style:style style:name="T8" style:family="text">
      <style:text-properties fo:font-weight="bold" officeooo:rsid="0005eb45" style:font-weight-asian="bold" style:font-weight-complex="bold"/>
    </style:style>
    <style:style style:name="T9" style:family="text">
      <style:text-properties fo:font-weight="bold" officeooo:rsid="00068ed7" style:font-weight-asian="bold" style:font-weight-complex="bold"/>
    </style:style>
    <style:style style:name="T10" style:family="text">
      <style:text-properties fo:font-weight="bold" officeooo:rsid="0007de7c" style:font-weight-asian="bold" style:font-weight-complex="bold"/>
    </style:style>
    <style:style style:name="T11" style:family="text">
      <style:text-properties fo:font-weight="bold" officeooo:rsid="000ab0f2" style:font-weight-asian="bold" style:font-weight-complex="bold"/>
    </style:style>
    <style:style style:name="T12" style:family="text">
      <style:text-properties fo:font-weight="bold" officeooo:rsid="001161c6" style:font-weight-asian="bold" style:font-weight-complex="bold"/>
    </style:style>
    <style:style style:name="T13" style:family="text">
      <style:text-properties fo:font-weight="bold" officeooo:rsid="00147d78" style:font-weight-asian="bold" style:font-weight-complex="bold"/>
    </style:style>
    <style:style style:name="T14" style:family="text">
      <style:text-properties fo:font-weight="bold" officeooo:rsid="00160b0c" style:font-weight-asian="bold" style:font-weight-complex="bold"/>
    </style:style>
    <style:style style:name="T15" style:family="text">
      <style:text-properties officeooo:rsid="0012b911"/>
    </style:style>
    <style:style style:name="T16" style:family="text">
      <style:text-properties officeooo:rsid="00114335"/>
    </style:style>
    <style:style style:name="T17" style:family="text">
      <style:text-properties officeooo:rsid="001308c4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03fb0a" style:font-weight-asian="normal" style:font-weight-complex="normal"/>
    </style:style>
    <style:style style:name="T20" style:family="text">
      <style:text-properties fo:font-weight="normal" officeooo:rsid="000d94b4" style:font-weight-asian="normal" style:font-weight-complex="normal"/>
    </style:style>
    <style:style style:name="T21" style:family="text">
      <style:text-properties fo:font-weight="normal" officeooo:rsid="000f4889" style:font-weight-asian="normal" style:font-weight-complex="normal"/>
    </style:style>
    <style:style style:name="T22" style:family="text">
      <style:text-properties officeooo:rsid="0013e7ca"/>
    </style:style>
    <style:style style:name="T23" style:family="text">
      <style:text-properties officeooo:rsid="0016aa74"/>
    </style:style>
    <style:style style:name="T24" style:family="text">
      <style:text-properties officeooo:rsid="0016ab98"/>
    </style:style>
    <style:style style:name="T25" style:family="text">
      <style:text-properties officeooo:rsid="001b5b6a"/>
    </style:style>
    <style:style style:name="T26" style:family="text">
      <style:text-properties officeooo:rsid="0003fb0a"/>
    </style:style>
    <style:style style:name="T27" style:family="text">
      <style:text-properties officeooo:rsid="00068ed7"/>
    </style:style>
    <style:style style:name="T28" style:family="text">
      <style:text-properties officeooo:rsid="0007de7c"/>
    </style:style>
    <style:style style:name="T29" style:family="text">
      <style:text-properties officeooo:rsid="000bd8f3"/>
    </style:style>
    <style:style style:name="T30" style:family="text">
      <style:text-properties style:text-underline-style="solid" style:text-underline-width="auto" style:text-underline-color="font-color"/>
    </style:style>
    <style:style style:name="T31" style:family="text">
      <style:text-properties officeooo:rsid="0013ab03"/>
    </style:style>
    <style:style style:name="T32" style:family="text">
      <style:text-properties officeooo:rsid="00160b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S&gt; ::= <text:span text:style-name="T1">program identifier; </text:span><text:span text:style-name="T11">begin</text:span>&lt;BODY&gt;<text:span text:style-name="T11">end</text:span></text:p>
      <text:p text:style-name="P2">&lt;BODY&gt; ::= &lt;SENT&gt;<text:span text:style-name="T1">;</text:span>&lt;RRSENT&gt;</text:p>
      <text:p text:style-name="P2">&lt;RRSENT&gt; ::= &lt;SENT&gt;<text:span text:style-name="T1">;</text:span>&lt;RRSENT&gt; | <text:span text:style-name="T1">epsilon</text:span></text:p>
      <text:p text:style-name="P2">&lt;SENT&gt; ::= <text:span text:style-name="T16">&lt;ASIG&gt; | &lt;READ&gt; | &lt;WRITE&gt; | &lt;CONDITIONAL&gt; | &lt;CYCLE&gt;</text:span></text:p>
      <text:p text:style-name="P5">&lt;ASIG&gt; ::= <text:span text:style-name="T7">identifier</text:span><text:span text:style-name="T20">&lt;ASIGOP&gt;</text:span>&lt;EXP&gt;</text:p>
      <text:p text:style-name="P6"><text:span text:style-name="T20">&lt;ASIGOP&gt; ::</text:span><text:span text:style-name="T21">= :=;</text:span></text:p>
      <text:p text:style-name="P3">&lt;EXP&gt; ::= &lt;EXPARIT&gt; | &lt;LIST&gt;</text:p>
      <text:p text:style-name="P3">&lt;EXPARIT&gt; ::= &lt;TERM&gt;&lt;RRTERM&gt;</text:p>
      <text:p text:style-name="P2"><text:span text:style-name="T15">&lt;RRTERM&gt; ::= &lt;SUMOP&gt;&lt;TERM&gt;&lt;RRTERM&gt; | </text:span><text:span text:style-name="T2">epsilon</text:span></text:p>
      <text:p text:style-name="P2"><text:span text:style-name="T15">&lt;SUMOP&gt; ::= </text:span><text:span text:style-name="T2">+</text:span><text:span text:style-name="T15"> | </text:span><text:span text:style-name="T2">-</text:span><text:span text:style-name="T15"> </text:span></text:p>
      <text:p text:style-name="P3">&lt;TERM&gt; ::<text:span text:style-name="T17">= &lt;FACTOR&gt;&lt;RRFACTOR&gt;</text:span></text:p>
      <text:p text:style-name="P4">&lt;RRFACTOR&gt; ::= &lt;MULTOP&gt;&lt;FACTOR&gt;&lt;RRFACTOR&gt; | <text:span text:style-name="T1">epsilon</text:span></text:p>
      <text:p text:style-name="P4">&lt;MULTOP&gt; ::= <text:span text:style-name="T1">*</text:span> | <text:span text:style-name="T1">/</text:span></text:p>
      <text:p text:style-name="P16"><text:span text:style-name="T1">&lt;</text:span><text:span text:style-name="T18">FACTOR&gt; ::= </text:span><text:span text:style-name="T7">identifier</text:span><text:span text:style-name="T18"> | </text:span><text:span text:style-name="T1">constant | </text:span><text:span text:style-name="T7">(</text:span><text:span text:style-name="T18">&lt;EXPARIT&gt;</text:span><text:span text:style-name="T19">)</text:span><text:span text:style-name="T18"> | </text:span><text:span text:style-name="T1">First </text:span><text:span text:style-name="T7">(</text:span><text:span text:style-name="T18">&lt;LIST&gt;</text:span><text:span text:style-name="T19">)</text:span><text:span text:style-name="T18"> <text:s text:c="22"/></text:span></text:p>
      <text:p text:style-name="P7"><text:span text:style-name="T1">&lt;</text:span>LIST&gt; ::= <text:span text:style-name="T7">[</text:span>&lt;LISTCONST&gt;<text:span text:style-name="T26">]</text:span> | &lt;REST&gt; | &lt;CONS&gt; <text:span text:style-name="T31">| <text:s/></text:span><text:span text:style-name="T13">id</text:span></text:p>
      <text:p text:style-name="P7">&lt;LISTCONST&gt; ::= <text:span text:style-name="T3">constant</text:span>&lt;RR<text:span text:style-name="T29">LIST</text:span>CONST&gt;</text:p>
      <text:p text:style-name="P7">&lt;RR<text:span text:style-name="T29">LIST</text:span>CONST&gt; ::= <text:span text:style-name="T1">,</text:span><text:span text:style-name="T12">constant</text:span>&lt;RR<text:span text:style-name="T29">LIST</text:span>CONST&gt; | <text:span text:style-name="T1">epsilon</text:span></text:p>
      <text:p text:style-name="P7">&lt;REST&gt; ::= <text:span text:style-name="T1">Rest</text:span><text:span text:style-name="T7">(</text:span>&lt;LISTARG&gt;<text:span text:style-name="T7">)</text:span></text:p>
      <text:p text:style-name="P7">&lt;LISTARG&gt; ::= &lt;LIST&gt; | &lt;LISTID&gt;</text:p>
      <text:p text:style-name="P7">&lt;LISTID&gt; ::= <text:span text:style-name="T7">identifier</text:span></text:p>
      <text:p text:style-name="P7">&lt;CONS&gt; ::= <text:span text:style-name="T1">Cons</text:span><text:span text:style-name="T7">(</text:span>&lt;EXPARIT&gt;<text:span text:style-name="T1">,</text:span>&lt;LISTARG&gt;<text:span text:style-name="T7">)</text:span></text:p>
      <text:p text:style-name="P7">&lt;READ&gt; ::= <text:span text:style-name="T1">ReadInt</text:span><text:span text:style-name="T7">(</text:span>&lt;IARG&gt;<text:span text:style-name="T7">)</text:span> | <text:span text:style-name="T1">ReadList</text:span><text:span text:style-name="T7">(</text:span>&lt;IARG&gt;<text:span text:style-name="T7">)</text:span></text:p>
      <text:p text:style-name="P7">&lt;WRITE&gt; ::= <text:span text:style-name="T4">WriteInt</text:span><text:span text:style-name="T7">(</text:span><text:span text:style-name="T26">&lt;OARG&gt;</text:span><text:span text:style-name="T7">)</text:span><text:span text:style-name="T26"> | </text:span><text:span text:style-name="T4">WriteList</text:span><text:span text:style-name="T7">(</text:span><text:span text:style-name="T22">&lt;OARG&gt;</text:span><text:span text:style-name="T7">)</text:span></text:p>
      <text:p text:style-name="P8">&lt;IARG&gt; :: = <text:span text:style-name="T5">string, </text:span><text:span text:style-name="T7">identifier</text:span></text:p>
      <text:p text:style-name="P9">&lt;OARG&gt; ::= <text:span text:style-name="T5">string,</text:span>&lt;EXP&gt;</text:p>
      <text:p text:style-name="P9">&lt;CONDITIONAL&gt; ::= <text:span text:style-name="T1">if </text:span><text:span text:style-name="T14">(</text:span>&lt;<text:span text:style-name="T30">CONDITION</text:span>&gt;<text:span text:style-name="T14">)</text:span><text:span text:style-name="T10">then</text:span><text:span text:style-name="T28">&lt;BODY&gt;&lt;CLOSEIF&gt;</text:span></text:p>
      <text:p text:style-name="P10">&lt;CONDITION&gt; ::= &lt;N<text:span text:style-name="T24">EG</text:span>&gt;<text:span text:style-name="T24">&lt;C&gt;&lt;LOG&gt;</text:span></text:p>
      <text:p text:style-name="P11">&lt;NEG&gt; ::= <text:span text:style-name="T6">! | epsilon</text:span></text:p>
      <text:p text:style-name="P12">&lt;C&gt; ::= &lt;EXPARIT&gt;&lt;RELOP&gt;&lt;EXPARIT&gt; | <text:span text:style-name="T1">Null</text:span><text:span text:style-name="T8">(</text:span>&lt;LIST&gt;<text:span text:style-name="T8">)</text:span></text:p>
      <text:p text:style-name="P14">&lt;RELOP&gt; ::= <text:span text:style-name="T10">&lt;</text:span>| <text:span text:style-name="T28">&gt;</text:span> | <text:span text:style-name="T10">=</text:span> | <text:span text:style-name="T28">&gt;=</text:span> | <text:span text:style-name="T28">&lt;=</text:span></text:p>
      <text:p text:style-name="P12">&lt;LOG&gt; ::= &lt;LOGOP&gt;&lt;CONDITION&gt; | <text:span text:style-name="T1">epsilon</text:span></text:p>
      <text:p text:style-name="P12">&lt;LOGOP&gt; ::= <text:span text:style-name="T1">AND | OR </text:span></text:p>
      <text:p text:style-name="P13">&lt;<text:span text:style-name="T27">CLOSEIF</text:span>&gt; ::= <text:span text:style-name="T27">&lt;ENDIF&gt;</text:span><text:span text:style-name="T5"> </text:span><text:span text:style-name="T9">| </text:span><text:span text:style-name="T27">&lt;ELSE&gt;</text:span></text:p>
      <text:p text:style-name="P15">&lt;ENDIF&gt; ::= <text:span text:style-name="T1">endif</text:span></text:p>
      <text:p text:style-name="P12">&lt;ELSE&gt; ::= <text:span text:style-name="T1">else</text:span>&lt;BODY&gt;&lt;<text:span text:style-name="T25">ENDIF</text:span>&gt;</text:p>
      <text:p text:style-name="P14">&lt;CYCLE&gt; ::= <text:span text:style-name="T1">while</text:span><text:span text:style-name="T9">(</text:span><text:span text:style-name="T23">&lt;CONDITION&gt;</text:span><text:span text:style-name="T9">)do</text:span><text:span text:style-name="T23">&lt;BODY&gt;</text:span><text:span text:style-name="T9">endwhil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5:34:26.723891943</meta:creation-date>
    <dc:date>2017-01-13T01:37:13.570824979</dc:date>
    <meta:editing-duration>PT36M25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36" meta:word-count="171" meta:character-count="1280" meta:non-whitespace-character-count="1119"/>
  </office:meta>
</office:document-meta>
</file>